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Porcentaje" style:data-style-name="N14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38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0.767291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Default_1">
            <text:p>EJERCICIO 1 CLASE</text:p>
          </table:table-cell>
          <table:table-cell table:number-columns-repeated="4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II</text:p>
          </table:table-cell>
          <table:table-cell office:value-type="float" office:value="120000" table:style-name="Default_1">
            <text:p>120000</text:p>
          </table:table-cell>
          <table:table-cell table:style-name="Default_1"/>
          <table:table-cell office:value-type="string" table:style-name="Default_1">
            <text:p>II</text:p>
          </table:table-cell>
          <table:table-cell office:value-type="float" office:value="148000" table:style-name="Default_1">
            <text:p>148000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A</text:p>
          </table:table-cell>
          <table:table-cell office:value-type="float" office:value="22000" table:style-name="Default_1">
            <text:p>22000</text:p>
          </table:table-cell>
          <table:table-cell table:style-name="Default_1"/>
          <table:table-cell office:value-type="string" table:style-name="Default_1">
            <text:p>A</text:p>
          </table:table-cell>
          <table:table-cell office:value-type="float" office:value="19000" table:style-name="Default_1">
            <text:p>19000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I</text:p>
          </table:table-cell>
          <table:table-cell office:value-type="percentage" office:value="0.18" table:formula="of:=18/100" table:style-name="ce3">
            <text:p>18.00%</text:p>
          </table:table-cell>
          <table:table-cell table:style-name="Default_1"/>
          <table:table-cell office:value-type="string" table:style-name="Default_1">
            <text:p>I</text:p>
          </table:table-cell>
          <table:table-cell office:value-type="percentage" office:value="0.18" table:formula="of:=18/100" table:style-name="ce3">
            <text:p>18.00%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n</text:p>
          </table:table-cell>
          <table:table-cell office:value-type="float" office:value="10" table:style-name="Default_1">
            <text:p>10</text:p>
          </table:table-cell>
          <table:table-cell table:style-name="Default_1"/>
          <table:table-cell office:value-type="string" table:style-name="Default_1">
            <text:p>n</text:p>
          </table:table-cell>
          <table:table-cell office:value-type="float" office:value="10" table:style-name="Default_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VS</text:p>
          </table:table-cell>
          <table:table-cell office:value-type="float" office:value="20000" table:style-name="Default_1">
            <text:p>20000</text:p>
          </table:table-cell>
          <table:table-cell table:style-name="Default_1"/>
          <table:table-cell office:value-type="string" table:style-name="Default_1">
            <text:p>VS</text:p>
          </table:table-cell>
          <table:table-cell office:value-type="float" office:value="25000" table:style-name="Default_1">
            <text:p>25000</text:p>
          </table:table-cell>
          <table:table-cell table:number-columns-repeated="16379"/>
        </table:table-row>
        <table:table-row table:style-name="ro1">
          <table:table-cell table:style-name="Default_1"/>
          <table:table-cell office:value-type="currency" office:value="-215048.60915006493" table:formula="of:=-[.B2]-[.B3]*(((1+[.B4])^[.B5]-1)/([.B4]*([.B4]+1)^[.B5]))+[.B6]*(1/(1+[.B4])^[.B5])" table:style-name="ce2">
            <text:p>-$215,048.61</text:p>
          </table:table-cell>
          <table:table-cell table:number-columns-repeated="2" table:style-name="Default_1"/>
          <table:table-cell office:value-type="currency" office:value="-228611.02793072368" table:formula="of:=-[.E2]-[.E3]*(((1+[.E4])^[.E5]-1)/([.E4]*([.E4]+1)^[.E5]))+[.E6]*(1/(1+[.E4])^[.E5])" table:style-name="ce2">
            <text:p>-$228,611.03</text:p>
          </table:table-cell>
          <table:table-cell table:number-columns-repeated="16379"/>
        </table:table-row>
        <table:table-row table:number-rows-repeated="2" table:style-name="ro1">
          <table:table-cell table:number-columns-repeated="5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EJERCICIO 2 CLASE</text:p>
          </table:table-cell>
          <table:table-cell table:number-columns-repeated="4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IN</text:p>
          </table:table-cell>
          <table:table-cell office:value-type="float" office:value="60000" table:style-name="Default_1">
            <text:p>60000</text:p>
          </table:table-cell>
          <table:table-cell table:style-name="Default_1"/>
          <table:table-cell office:value-type="string" table:style-name="Default_1">
            <text:p>IN</text:p>
          </table:table-cell>
          <table:table-cell office:value-type="float" office:value="60000" table:style-name="Default_1">
            <text:p>60000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II</text:p>
          </table:table-cell>
          <table:table-cell office:value-type="float" office:value="120000" table:style-name="Default_1">
            <text:p>120000</text:p>
          </table:table-cell>
          <table:table-cell table:style-name="Default_1"/>
          <table:table-cell office:value-type="string" table:style-name="Default_1">
            <text:p>II</text:p>
          </table:table-cell>
          <table:table-cell office:value-type="float" office:value="148000" table:style-name="Default_1">
            <text:p>148000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A</text:p>
          </table:table-cell>
          <table:table-cell office:value-type="float" office:value="22000" table:style-name="Default_1">
            <text:p>22000</text:p>
          </table:table-cell>
          <table:table-cell table:style-name="Default_1"/>
          <table:table-cell office:value-type="string" table:style-name="Default_1">
            <text:p>A</text:p>
          </table:table-cell>
          <table:table-cell office:value-type="float" office:value="19000" table:style-name="Default_1">
            <text:p>19000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I</text:p>
          </table:table-cell>
          <table:table-cell office:value-type="float" office:value="0.18" table:formula="of:=18/100" table:style-name="Default_1">
            <text:p>0.18</text:p>
          </table:table-cell>
          <table:table-cell table:style-name="Default_1"/>
          <table:table-cell office:value-type="string" table:style-name="Default_1">
            <text:p>I</text:p>
          </table:table-cell>
          <table:table-cell office:value-type="float" office:value="0.18" table:formula="of:=18/100" table:style-name="Default_1">
            <text:p>0.18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n</text:p>
          </table:table-cell>
          <table:table-cell office:value-type="float" office:value="10" table:style-name="Default_1">
            <text:p>10</text:p>
          </table:table-cell>
          <table:table-cell table:style-name="Default_1"/>
          <table:table-cell office:value-type="string" table:style-name="Default_1">
            <text:p>n</text:p>
          </table:table-cell>
          <table:table-cell office:value-type="float" office:value="10" table:style-name="Default_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Default_1">
            <text:p>VS</text:p>
          </table:table-cell>
          <table:table-cell office:value-type="float" office:value="20000" table:style-name="Default_1">
            <text:p>20000</text:p>
          </table:table-cell>
          <table:table-cell table:style-name="Default_1"/>
          <table:table-cell office:value-type="string" table:style-name="Default_1">
            <text:p>VS</text:p>
          </table:table-cell>
          <table:table-cell office:value-type="float" office:value="25000" table:style-name="Default_1">
            <text:p>25000</text:p>
          </table:table-cell>
          <table:table-cell table:number-columns-repeated="16379"/>
        </table:table-row>
        <table:table-row table:style-name="ro1">
          <table:table-cell table:style-name="Default_1"/>
          <table:table-cell office:value-type="currency" office:value="54596.568545399779" table:formula="of:=-[.B12]+(-[.B13]+[.B11])*(((1+[.B14])^[.B15]-1)/([.B14]*([.B14]+1)^[.B15]))+[.B16]*(1/(1+[.B14])^[.B15])" table:style-name="ce2">
            <text:p>$54,596.57</text:p>
          </table:table-cell>
          <table:table-cell table:number-columns-repeated="2" table:style-name="Default_1"/>
          <table:table-cell office:value-type="currency" office:value="41034.149764741051" table:formula="of:=-[.E12]+(-[.E13]+[.E11])*(((1+[.E14])^[.E15]-1)/([.E14]*([.E14]+1)^[.E15]))+[.E16]*(1/(1+[.E14])^[.E15])" table:style-name="ce2">
            <text:p>$41,034.15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EJERCICIO REPOSIC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I</text:p>
          </table:table-cell>
          <table:table-cell office:value-type="float" office:value="80000" table:style-name="ce1">
            <text:p>80000</text:p>
          </table:table-cell>
          <table:table-cell table:style-name="ce1"/>
          <table:table-cell office:value-type="string" table:style-name="ce1">
            <text:p>II</text:p>
          </table:table-cell>
          <table:table-cell office:value-type="float" office:value="148000" table:style-name="ce1">
            <text:p>148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22000" table:style-name="ce1">
            <text:p>2200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19000" table:style-name="ce1">
            <text:p>19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</text:p>
          </table:table-cell>
          <table:table-cell office:value-type="percentage" office:value="0.18" table:style-name="ce3">
            <text:p>18.00%</text:p>
          </table:table-cell>
          <table:table-cell table:style-name="ce1"/>
          <table:table-cell office:value-type="string" table:style-name="ce1">
            <text:p>I</text:p>
          </table:table-cell>
          <table:table-cell office:value-type="percentage" office:value="0.18" table:formula="of:=18/100" table:style-name="ce3">
            <text:p>18.00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S</text:p>
          </table:table-cell>
          <table:table-cell office:value-type="float" office:value="15000" table:style-name="ce1">
            <text:p>15000</text:p>
          </table:table-cell>
          <table:table-cell table:style-name="ce1"/>
          <table:table-cell office:value-type="string" table:style-name="ce1">
            <text:p>VS</text:p>
          </table:table-cell>
          <table:table-cell office:value-type="float" office:value="25000" table:style-name="ce1">
            <text:p>25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currency" office:value="-118704.54136011959" table:formula="of:=-[.B22]-[.B23]*(((1+[.B24])^[.B25]-1)/([.B24]*([.B24]+1)^[.B25]))+[.B26]*(1/(1+[.B24])^[.B25])" table:style-name="ce2">
            <text:p>-$118,704.54</text:p>
          </table:table-cell>
          <table:table-cell table:number-columns-repeated="2" table:style-name="ce1"/>
          <table:table-cell office:value-type="currency" office:value="-205193.66016282592" table:formula="of:=-[.E22]-[.E23]*(((1+[.E24])^[.E25]-1)/([.E24]*([.E24]+1)^[.E25]))+[.E26]*(1/(1+[.E24])^[.E25])" table:style-name="ce2">
            <text:p>-$205,193.6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currency" office:value="-237409.08272023918" table:formula="of:=[.B27]*[.B30]" table:style-name="ce4">
            <text:p>$237,409.0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r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60000" table:formula="of:=[.B22]*[.B30]" table:style-name="ce1">
            <text:p>16000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22000" table:style-name="ce1">
            <text:p>22000</text:p>
          </table:table-cell>
          <table:table-cell table:number-columns-repeated="16382"/>
        </table:table-row>
        <table:table-row table:style-name="ro1">
          <table:table-cell/>
          <table:table-cell office:value-type="percentage" office:value="0.18" table:style-name="ce3">
            <text:p>18.00%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" table:formula="of:=[.B25]*[.B30]" table:style-name="ce1">
            <text:p>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000" table:formula="of:=[.B26]*2" table:style-name="ce1">
            <text:p>30000</text:p>
          </table:table-cell>
          <table:table-cell table:number-columns-repeated="16382"/>
        </table:table-row>
        <table:table-row table:style-name="ro1">
          <table:table-cell/>
          <table:table-cell office:value-type="currency" office:value="-225834.31014729489" table:formula="of:=-[.B32]-[.B33]*(((1+[.B34])^[.B35]-1)/([.B34]*([.B34]+1)^[.B35]))+[.B36]*(1/(1+[.B34])^[.B35])" table:style-name="ce2">
            <text:p>-$225,834.31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orcentaj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aniel bautista</dc:creator>
    <meta:creation-date>2024-09-04T20:44:04Z</meta:creation-date>
    <dc:date>2024-09-10T23:12:02Z</dc:date>
    <meta:editing-cycles>2</meta:editing-cycles>
    <meta:editing-duration>PT861S</meta:editing-duration>
  </office:meta>
</office:document-meta>
</file>